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vertical-align="middle"/>
    </style:style>
    <style:style style:name="gr2" style:family="graphic" style:parent-style-name="standard">
      <style:graphic-properties draw:fill="solid" draw:fill-color="#ff0000" draw:textarea-vertical-align="middle"/>
    </style:style>
    <style:style style:name="gr3" style:family="graphic" style:parent-style-name="standard">
      <style:graphic-properties draw:fill="solid" draw:fill-color="#00cc00" draw:textarea-horizontal-align="center" draw:textarea-vertical-align="top"/>
    </style:style>
    <style:style style:name="gr4" style:family="graphic" style:parent-style-name="standard">
      <style:graphic-properties draw:fill="solid" draw:fill-color="#3399ff" draw:textarea-vertical-align="top"/>
    </style:style>
    <style:style style:name="gr5" style:family="graphic" style:parent-style-name="standard">
      <style:graphic-properties draw:fill="solid" draw:fill-color="#3333ff" draw:textarea-vertical-align="top"/>
    </style:style>
    <style:style style:name="gr6" style:family="graphic" style:parent-style-name="standard">
      <style:graphic-properties draw:fill="solid" draw:fill-color="#00cc00" draw:textarea-vertical-align="top"/>
    </style:style>
    <style:style style:name="gr7" style:family="graphic" style:parent-style-name="standard">
      <style:graphic-properties draw:fill="solid" draw:fill-color="#007826" draw:textarea-vertical-align="to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201cm" svg:height="6.893cm" draw:transform="skewX (0.0001745329251994) translate (1.8cm 6.253cm)">
          <text:p/>
        </draw:rect>
        <draw:rect draw:style-name="gr1" draw:text-style-name="P1" draw:layer="layout" svg:width="7.2cm" svg:height="2.8cm" svg:x="1.8cm" svg:y="3.2cm">
          <text:p/>
        </draw:rect>
        <draw:rect draw:style-name="gr1" draw:text-style-name="P1" draw:layer="layout" svg:width="2.2cm" svg:height="1.2cm" svg:x="1.8cm" svg:y="1.8cm">
          <text:p/>
        </draw:rect>
        <draw:rect draw:style-name="gr2" draw:text-style-name="P1" draw:layer="layout" svg:width="0.8cm" svg:height="0.8cm" svg:x="2cm" svg:y="2cm">
          <text:p text:style-name="P1">6</text:p>
        </draw:rect>
        <draw:rect draw:style-name="gr3" draw:text-style-name="P1" draw:layer="layout" svg:width="0.8cm" svg:height="1.3cm" svg:x="2cm" svg:y="3.4cm">
          <text:p text:style-name="P1">1</text:p>
        </draw:rect>
        <draw:rect draw:style-name="gr4" draw:text-style-name="P1" draw:layer="layout" svg:width="0.8cm" svg:height="3.6cm" svg:x="2cm" svg:y="6.4cm">
          <text:p text:style-name="P1">1</text:p>
        </draw:rect>
        <draw:rect draw:style-name="gr4" draw:text-style-name="P1" draw:layer="layout" svg:width="0.8cm" svg:height="2.4cm" svg:x="3cm" svg:y="6.4cm">
          <text:p text:style-name="P1">2</text:p>
        </draw:rect>
        <draw:rect draw:style-name="gr5" draw:text-style-name="P1" draw:layer="layout" svg:width="0.8cm" svg:height="6.6cm" svg:x="4cm" svg:y="6.4cm">
          <text:p text:style-name="P1">3</text:p>
        </draw:rect>
        <draw:rect draw:style-name="gr6" draw:text-style-name="P1" draw:layer="layout" svg:width="0.8cm" svg:height="2.4cm" svg:x="3cm" svg:y="3.4cm">
          <text:p text:style-name="P1">2</text:p>
        </draw:rect>
        <draw:rect draw:style-name="gr7" draw:text-style-name="P1" draw:layer="layout" svg:width="0.8cm" svg:height="1.26cm" svg:x="4cm" svg:y="3.4cm">
          <text:p text:style-name="P1">3</text:p>
        </draw:rect>
        <draw:rect draw:style-name="gr2" draw:text-style-name="P1" draw:layer="layout" svg:width="0.8cm" svg:height="0.8cm" svg:x="3cm" svg:y="2cm">
          <text:p text:style-name="P1">3</text:p>
        </draw:rect>
        <draw:rect draw:style-name="gr6" draw:text-style-name="P1" draw:layer="layout" svg:width="0.8cm" svg:height="1.26cm" svg:x="5.974cm" svg:y="3.4cm">
          <text:p text:style-name="P1">5</text:p>
        </draw:rect>
        <draw:rect draw:style-name="gr6" draw:text-style-name="P1" draw:layer="layout" svg:width="0.8cm" svg:height="2.2cm" svg:x="5cm" svg:y="3.4cm">
          <text:p text:style-name="P1">4</text:p>
        </draw:rect>
        <draw:rect draw:style-name="gr7" draw:text-style-name="P1" draw:layer="layout" svg:width="0.8cm" svg:height="1.3cm" svg:x="7cm" svg:y="3.4cm">
          <text:p text:style-name="P1">6</text:p>
        </draw:rect>
        <draw:rect draw:style-name="gr4" draw:text-style-name="P1" draw:layer="layout" svg:width="0.8cm" svg:height="3.2cm" svg:x="6cm" svg:y="6.4cm">
          <text:p text:style-name="P1">5</text:p>
        </draw:rect>
        <draw:rect draw:style-name="gr4" draw:text-style-name="P1" draw:layer="layout" svg:width="0.8cm" svg:height="2.7cm" svg:x="5cm" svg:y="6.4cm">
          <text:p text:style-name="P1">4</text:p>
        </draw:rect>
        <draw:rect draw:style-name="gr5" draw:text-style-name="P1" draw:layer="layout" svg:width="0.8cm" svg:height="2.5cm" svg:x="7cm" svg:y="6.4cm">
          <text:p text:style-name="P1">6</text:p>
        </draw:rect>
        <draw:rect draw:style-name="gr4" draw:text-style-name="P1" draw:layer="layout" svg:width="0.8cm" svg:height="3.6cm" svg:x="8cm" svg:y="6.4cm">
          <text:p text:style-name="P1">7</text:p>
        </draw:rect>
        <draw:rect draw:style-name="gr6" draw:text-style-name="P1" draw:layer="layout" svg:width="0.8cm" svg:height="1.8cm" svg:x="8cm" svg:y="3.4cm">
          <text:p text:style-name="P1">7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sa Karvonen</meta:initial-creator>
    <meta:creation-date>2014-06-21T22:35:32.33</meta:creation-date>
    <dc:date>2014-06-21T23:18:32.77</dc:date>
    <dc:creator>Vesa Karvonen</dc:creator>
    <meta:editing-duration>PT17M30S</meta:editing-duration>
    <meta:editing-cycles>5</meta:editing-cycles>
    <meta:generator>OpenOffice/4.1.0$Win32 OpenOffice.org_project/410m18$Build-9764</meta:generator>
    <meta:document-statistic meta:object-count="19"/>
  </office:meta>
</office:document-meta>
</file>